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5.66pt"/>
    </style:style>
    <style:style style:name="co2" style:family="table-column">
      <style:table-column-properties fo:break-before="auto" style:column-width="11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01.36pt" svg:height="214.24pt" svg:x="431.12pt" svg:y="2.27pt">
            <loext:p draw:notify-on-update-of-ranges="Sheet1.A4:Sheet1.A16 Sheet1.B2:Sheet1.B2 Sheet1.B4:Sheet1.B16 Sheet1.A4:Sheet1.A16 Sheet1.C2:Sheet1.C2 Sheet1.C4:Sheet1.C16 Sheet1.A4:Sheet1.A16 Sheet1.D2:Sheet1.D2 Sheet1.D4:Sheet1.D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89.76pt" svg:height="183.71pt" svg:x="434.24pt" svg:y="221.36pt">
            <loext:p draw:notify-on-update-of-ranges="Sheet1.A20:Sheet1.A32 Sheet1.B18:Sheet1.B18 Sheet1.B20:Sheet1.B32 Sheet1.A20:Sheet1.A32 Sheet1.C18:Sheet1.C18 Sheet1.C20:Sheet1.C32 Sheet1.A20:Sheet1.A32 Sheet1.D18:Sheet1.D18 Sheet1.D20:Sheet1.D3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3" table:default-cell-style-name="ce3"/>
        <table:table-row table:style-name="ro1">
          <table:table-cell table:style-name="ce1" office:value-type="string" calcext:value-type="string" table:number-columns-spanned="4" table:number-rows-spanned="1">
            <text:p>PC LOCAL</text:p>
          </table:table-cell>
          <table:covered-table-cell table:number-columns-repeated="3" table:style-name="ce2"/>
        </table:table-row>
        <table:table-row table:style-name="ro1">
          <table:table-cell table:style-name="ce1" office:value-type="string" calcext:value-type="string" table:number-columns-spanned="1" table:number-rows-spanned="2">
            <text:p>NºComponentes</text:p>
          </table:table-cell>
          <table:table-cell table:style-name="ce2" office:value-type="string" calcext:value-type="string">
            <text:p>T. Secuencial </text:p>
          </table:table-cell>
          <table:table-cell table:style-name="ce2" office:value-type="string" calcext:value-type="string">
            <text:p>T. paralelo (for)</text:p>
          </table:table-cell>
          <table:table-cell table:style-name="ce2" office:value-type="string" calcext:value-type="string">
            <text:p>T. paralelo (sections)</text:p>
          </table:table-cell>
        </table:table-row>
        <table:table-row table:style-name="ro1">
          <table:covered-table-cell/>
          <table:table-cell table:number-columns-repeated="2" table:style-name="ce2" office:value-type="string" calcext:value-type="string">
            <text:p>8 threads 4 cores</text:p>
          </table:table-cell>
          <table:table-cell table:style-name="ce2" office:value-type="string" calcext:value-type="string">
            <text:p>4 threads 4 cores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040408" calcext:value-type="float">
            <text:p>0.00040408</text:p>
          </table:table-cell>
          <table:table-cell office:value-type="float" office:value="0.000547394" calcext:value-type="float">
            <text:p>0.000547394</text:p>
          </table:table-cell>
          <table:table-cell office:value-type="float" office:value="0.006167852" calcext:value-type="float">
            <text:p>0.006167852</text:p>
          </table:table-cell>
        </table:table-row>
        <table:table-row table:style-name="ro1">
          <table:table-cell table:formula="of:=[.A4]*2" office:value-type="float" office:value="32768" calcext:value-type="float">
            <text:p>32768</text:p>
          </table:table-cell>
          <table:table-cell office:value-type="float" office:value="0.000983392" calcext:value-type="float">
            <text:p>0.000983392</text:p>
          </table:table-cell>
          <table:table-cell office:value-type="float" office:value="0.002192121" calcext:value-type="float">
            <text:p>0.002192121</text:p>
          </table:table-cell>
          <table:table-cell office:value-type="float" office:value="0.008922036" calcext:value-type="float">
            <text:p>0.008922036</text:p>
          </table:table-cell>
        </table:table-row>
        <table:table-row table:style-name="ro1">
          <table:table-cell table:formula="of:=[.A5]*2" office:value-type="float" office:value="65536" calcext:value-type="float">
            <text:p>65536</text:p>
          </table:table-cell>
          <table:table-cell office:value-type="float" office:value="0.000756963" calcext:value-type="float">
            <text:p>0.000756963</text:p>
          </table:table-cell>
          <table:table-cell office:value-type="float" office:value="0.000906414" calcext:value-type="float">
            <text:p>0.000906414</text:p>
          </table:table-cell>
          <table:table-cell office:value-type="float" office:value="0.000629049" calcext:value-type="float">
            <text:p>0.000629049</text:p>
          </table:table-cell>
        </table:table-row>
        <table:table-row table:style-name="ro1">
          <table:table-cell table:formula="of:=[.A6]*2" office:value-type="float" office:value="131072" calcext:value-type="float">
            <text:p>131072</text:p>
          </table:table-cell>
          <table:table-cell office:value-type="float" office:value="0.001361503" calcext:value-type="float">
            <text:p>0.001361503</text:p>
          </table:table-cell>
          <table:table-cell office:value-type="float" office:value="0.001191334" calcext:value-type="float">
            <text:p>0.001191334</text:p>
          </table:table-cell>
          <table:table-cell office:value-type="float" office:value="0.000958692" calcext:value-type="float">
            <text:p>0.000958692</text:p>
          </table:table-cell>
        </table:table-row>
        <table:table-row table:style-name="ro1">
          <table:table-cell table:formula="of:=[.A7]*2" office:value-type="float" office:value="262144" calcext:value-type="float">
            <text:p>262144</text:p>
          </table:table-cell>
          <table:table-cell office:value-type="float" office:value="0.002360377" calcext:value-type="float">
            <text:p>0.002360377</text:p>
          </table:table-cell>
          <table:table-cell office:value-type="float" office:value="0.001706407" calcext:value-type="float">
            <text:p>0.001706407</text:p>
          </table:table-cell>
          <table:table-cell office:value-type="float" office:value="0.00171531" calcext:value-type="float">
            <text:p>0.00171531</text:p>
          </table:table-cell>
        </table:table-row>
        <table:table-row table:style-name="ro1">
          <table:table-cell table:formula="of:=[.A8]*2" office:value-type="float" office:value="524288" calcext:value-type="float">
            <text:p>524288</text:p>
          </table:table-cell>
          <table:table-cell office:value-type="float" office:value="0.004710714" calcext:value-type="float">
            <text:p>0.004710714</text:p>
          </table:table-cell>
          <table:table-cell office:value-type="float" office:value="0.002791796" calcext:value-type="float">
            <text:p>0.002791796</text:p>
          </table:table-cell>
          <table:table-cell office:value-type="float" office:value="0.001499352" calcext:value-type="float">
            <text:p>0.001499352</text:p>
          </table:table-cell>
        </table:table-row>
        <table:table-row table:style-name="ro1">
          <table:table-cell table:formula="of:=[.A9]*2" office:value-type="float" office:value="1048576" calcext:value-type="float">
            <text:p>1048576</text:p>
          </table:table-cell>
          <table:table-cell office:value-type="float" office:value="0.008365736" calcext:value-type="float">
            <text:p>0.008365736</text:p>
          </table:table-cell>
          <table:table-cell office:value-type="float" office:value="0.005744408" calcext:value-type="float">
            <text:p>0.005744408</text:p>
          </table:table-cell>
          <table:table-cell office:value-type="float" office:value="0.002466409" calcext:value-type="float">
            <text:p>0.002466409</text:p>
          </table:table-cell>
        </table:table-row>
        <table:table-row table:style-name="ro1">
          <table:table-cell table:formula="of:=[.A10]*2" office:value-type="float" office:value="2097152" calcext:value-type="float">
            <text:p>2097152</text:p>
          </table:table-cell>
          <table:table-cell office:value-type="float" office:value="0.013325254" calcext:value-type="float">
            <text:p>0.013325254</text:p>
          </table:table-cell>
          <table:table-cell office:value-type="float" office:value="0.007576754" calcext:value-type="float">
            <text:p>0.007576754</text:p>
          </table:table-cell>
          <table:table-cell office:value-type="float" office:value="0.004669536" calcext:value-type="float">
            <text:p>0.004669536</text:p>
          </table:table-cell>
        </table:table-row>
        <table:table-row table:style-name="ro1">
          <table:table-cell table:formula="of:=[.A11]*2" office:value-type="float" office:value="4194304" calcext:value-type="float">
            <text:p>4194304</text:p>
          </table:table-cell>
          <table:table-cell office:value-type="float" office:value="0.025987671" calcext:value-type="float">
            <text:p>0.025987671</text:p>
          </table:table-cell>
          <table:table-cell office:value-type="float" office:value="0.011824508" calcext:value-type="float">
            <text:p>0.011824508</text:p>
          </table:table-cell>
          <table:table-cell office:value-type="float" office:value="0.00928384" calcext:value-type="float">
            <text:p>0.00928384</text:p>
          </table:table-cell>
        </table:table-row>
        <table:table-row table:style-name="ro1">
          <table:table-cell table:formula="of:=[.A12]*2" office:value-type="float" office:value="8388608" calcext:value-type="float">
            <text:p>8388608</text:p>
          </table:table-cell>
          <table:table-cell office:value-type="float" office:value="0.050783407" calcext:value-type="float">
            <text:p>0.050783407</text:p>
          </table:table-cell>
          <table:table-cell office:value-type="float" office:value="0.018209261" calcext:value-type="float">
            <text:p>0.018209261</text:p>
          </table:table-cell>
          <table:table-cell office:value-type="float" office:value="0.026622938" calcext:value-type="float">
            <text:p>0.026622938</text:p>
          </table:table-cell>
        </table:table-row>
        <table:table-row table:style-name="ro1">
          <table:table-cell table:formula="of:=[.A13]*2" office:value-type="float" office:value="16777216" calcext:value-type="float">
            <text:p>16777216</text:p>
          </table:table-cell>
          <table:table-cell office:value-type="float" office:value="0.132714841" calcext:value-type="float">
            <text:p>0.132714841</text:p>
          </table:table-cell>
          <table:table-cell office:value-type="float" office:value="0.041218397" calcext:value-type="float">
            <text:p>0.041218397</text:p>
          </table:table-cell>
          <table:table-cell office:value-type="float" office:value="0.069977363" calcext:value-type="float">
            <text:p>0.069977363</text:p>
          </table:table-cell>
        </table:table-row>
        <table:table-row table:style-name="ro1">
          <table:table-cell table:formula="of:=[.A14]*2" office:value-type="float" office:value="33554432" calcext:value-type="float">
            <text:p>33554432</text:p>
          </table:table-cell>
          <table:table-cell office:value-type="float" office:value="0.293387491" calcext:value-type="float">
            <text:p>0.293387491</text:p>
          </table:table-cell>
          <table:table-cell office:value-type="float" office:value="0.077323609" calcext:value-type="float">
            <text:p>0.077323609</text:p>
          </table:table-cell>
          <table:table-cell office:value-type="float" office:value="0.102188445" calcext:value-type="float">
            <text:p>0.102188445</text:p>
          </table:table-cell>
        </table:table-row>
        <table:table-row table:style-name="ro1">
          <table:table-cell table:formula="of:=[.A15]*2" office:value-type="float" office:value="67108864" calcext:value-type="float">
            <text:p>67108864</text:p>
          </table:table-cell>
          <table:table-cell office:value-type="float" office:value="0.202578493" calcext:value-type="float">
            <text:p>0.202578493</text:p>
          </table:table-cell>
          <table:table-cell office:value-type="float" office:value="0.193395082" calcext:value-type="float">
            <text:p>0.193395082</text:p>
          </table:table-cell>
          <table:table-cell office:value-type="float" office:value="0.179295226" calcext:value-type="float">
            <text:p>0.179295226</text:p>
          </table:table-cell>
        </table:table-row>
        <table:table-row table:style-name="ro1">
          <table:table-cell table:style-name="ce1" office:value-type="string" calcext:value-type="string" table:number-columns-spanned="4" table:number-rows-spanned="1">
            <text:p>ATCGRID</text:p>
          </table:table-cell>
          <table:covered-table-cell table:number-columns-repeated="3" table:style-name="ce2"/>
        </table:table-row>
        <table:table-row table:style-name="ro1">
          <table:table-cell table:style-name="ce1" office:value-type="string" calcext:value-type="string" table:number-columns-spanned="1" table:number-rows-spanned="2">
            <text:p>NºComponentes</text:p>
          </table:table-cell>
          <table:table-cell table:style-name="ce2" office:value-type="string" calcext:value-type="string">
            <text:p>T. Secuencial </text:p>
          </table:table-cell>
          <table:table-cell table:style-name="ce2" office:value-type="string" calcext:value-type="string">
            <text:p>T. paralelo (for)</text:p>
          </table:table-cell>
          <table:table-cell table:style-name="ce2" office:value-type="string" calcext:value-type="string">
            <text:p>T. paralelo (sections)</text:p>
          </table:table-cell>
        </table:table-row>
        <table:table-row table:style-name="ro1">
          <table:covered-table-cell/>
          <table:table-cell table:number-columns-repeated="2" table:style-name="ce2" office:value-type="string" calcext:value-type="string">
            <text:p>8 threads 4 cores</text:p>
          </table:table-cell>
          <table:table-cell table:style-name="ce2" office:value-type="string" calcext:value-type="string">
            <text:p>4 threads 4 cores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0118087" calcext:value-type="float">
            <text:p>0.000118087</text:p>
          </table:table-cell>
          <table:table-cell office:value-type="float" office:value="0.004862905" calcext:value-type="float">
            <text:p>0.004862905</text:p>
          </table:table-cell>
          <table:table-cell office:value-type="float" office:value="0.000113438" calcext:value-type="float">
            <text:p>0.000113438</text:p>
          </table:table-cell>
        </table:table-row>
        <table:table-row table:style-name="ro1">
          <table:table-cell table:formula="of:=[.A20]*2" office:value-type="float" office:value="32768" calcext:value-type="float">
            <text:p>32768</text:p>
          </table:table-cell>
          <table:table-cell office:value-type="float" office:value="0.000237989" calcext:value-type="float">
            <text:p>0.000237989</text:p>
          </table:table-cell>
          <table:table-cell office:value-type="float" office:value="0.002143496" calcext:value-type="float">
            <text:p>0.002143496</text:p>
          </table:table-cell>
          <table:table-cell office:value-type="float" office:value="0.000179786" calcext:value-type="float">
            <text:p>0.000179786</text:p>
          </table:table-cell>
        </table:table-row>
        <table:table-row table:style-name="ro1">
          <table:table-cell table:formula="of:=[.A21]*2" office:value-type="float" office:value="65536" calcext:value-type="float">
            <text:p>65536</text:p>
          </table:table-cell>
          <table:table-cell office:value-type="float" office:value="0.000339675" calcext:value-type="float">
            <text:p>0.000339675</text:p>
          </table:table-cell>
          <table:table-cell office:value-type="float" office:value="0.003983061" calcext:value-type="float">
            <text:p>0.003983061</text:p>
          </table:table-cell>
          <table:table-cell office:value-type="float" office:value="0.000439332" calcext:value-type="float">
            <text:p>0.000439332</text:p>
          </table:table-cell>
        </table:table-row>
        <table:table-row table:style-name="ro1">
          <table:table-cell table:formula="of:=[.A22]*2" office:value-type="float" office:value="131072" calcext:value-type="float">
            <text:p>131072</text:p>
          </table:table-cell>
          <table:table-cell office:value-type="float" office:value="0.00091912" calcext:value-type="float">
            <text:p>0.00091912</text:p>
          </table:table-cell>
          <table:table-cell office:value-type="float" office:value="0.004576684" calcext:value-type="float">
            <text:p>0.004576684</text:p>
          </table:table-cell>
          <table:table-cell office:value-type="float" office:value="0.000963906" calcext:value-type="float">
            <text:p>0.000963906</text:p>
          </table:table-cell>
        </table:table-row>
        <table:table-row table:style-name="ro1">
          <table:table-cell table:formula="of:=[.A23]*2" office:value-type="float" office:value="262144" calcext:value-type="float">
            <text:p>262144</text:p>
          </table:table-cell>
          <table:table-cell office:value-type="float" office:value="0.001804331" calcext:value-type="float">
            <text:p>0.001804331</text:p>
          </table:table-cell>
          <table:table-cell office:value-type="float" office:value="0.004469179" calcext:value-type="float">
            <text:p>0.004469179</text:p>
          </table:table-cell>
          <table:table-cell office:value-type="float" office:value="0.00192301" calcext:value-type="float">
            <text:p>0.00192301</text:p>
          </table:table-cell>
        </table:table-row>
        <table:table-row table:style-name="ro1">
          <table:table-cell table:formula="of:=[.A24]*2" office:value-type="float" office:value="524288" calcext:value-type="float">
            <text:p>524288</text:p>
          </table:table-cell>
          <table:table-cell office:value-type="float" office:value="0.002811519" calcext:value-type="float">
            <text:p>0.002811519</text:p>
          </table:table-cell>
          <table:table-cell office:value-type="float" office:value="0.005095257" calcext:value-type="float">
            <text:p>0.005095257</text:p>
          </table:table-cell>
          <table:table-cell office:value-type="float" office:value="0.003262042" calcext:value-type="float">
            <text:p>0.003262042</text:p>
          </table:table-cell>
        </table:table-row>
        <table:table-row table:style-name="ro1">
          <table:table-cell table:formula="of:=[.A25]*2" office:value-type="float" office:value="1048576" calcext:value-type="float">
            <text:p>1048576</text:p>
          </table:table-cell>
          <table:table-cell office:value-type="float" office:value="0.006082975" calcext:value-type="float">
            <text:p>0.006082975</text:p>
          </table:table-cell>
          <table:table-cell office:value-type="float" office:value="0.003591091" calcext:value-type="float">
            <text:p>0.003591091</text:p>
          </table:table-cell>
          <table:table-cell office:value-type="float" office:value="0.007254517" calcext:value-type="float">
            <text:p>0.007254517</text:p>
          </table:table-cell>
        </table:table-row>
        <table:table-row table:style-name="ro1">
          <table:table-cell table:formula="of:=[.A26]*2" office:value-type="float" office:value="2097152" calcext:value-type="float">
            <text:p>2097152</text:p>
          </table:table-cell>
          <table:table-cell office:value-type="float" office:value="0.012044718" calcext:value-type="float">
            <text:p>0.012044718</text:p>
          </table:table-cell>
          <table:table-cell office:value-type="float" office:value="0.007286641" calcext:value-type="float">
            <text:p>0.007286641</text:p>
          </table:table-cell>
          <table:table-cell office:value-type="float" office:value="0.013262895" calcext:value-type="float">
            <text:p>0.013262895</text:p>
          </table:table-cell>
        </table:table-row>
        <table:table-row table:style-name="ro1">
          <table:table-cell table:formula="of:=[.A27]*2" office:value-type="float" office:value="4194304" calcext:value-type="float">
            <text:p>4194304</text:p>
          </table:table-cell>
          <table:table-cell office:value-type="float" office:value="0.02367266" calcext:value-type="float">
            <text:p>0.02367266</text:p>
          </table:table-cell>
          <table:table-cell office:value-type="float" office:value="0.012298913" calcext:value-type="float">
            <text:p>0.012298913</text:p>
          </table:table-cell>
          <table:table-cell office:value-type="float" office:value="0.024393795" calcext:value-type="float">
            <text:p>0.024393795</text:p>
          </table:table-cell>
        </table:table-row>
        <table:table-row table:style-name="ro1">
          <table:table-cell table:formula="of:=[.A28]*2" office:value-type="float" office:value="8388608" calcext:value-type="float">
            <text:p>8388608</text:p>
          </table:table-cell>
          <table:table-cell office:value-type="float" office:value="0.05228178" calcext:value-type="float">
            <text:p>0.05228178</text:p>
          </table:table-cell>
          <table:table-cell office:value-type="float" office:value="0.01277451" calcext:value-type="float">
            <text:p>0.01277451</text:p>
          </table:table-cell>
          <table:table-cell office:value-type="float" office:value="0.053040043" calcext:value-type="float">
            <text:p>0.053040043</text:p>
          </table:table-cell>
        </table:table-row>
        <table:table-row table:style-name="ro1">
          <table:table-cell table:formula="of:=[.A29]*2" office:value-type="float" office:value="16777216" calcext:value-type="float">
            <text:p>16777216</text:p>
          </table:table-cell>
          <table:table-cell office:value-type="float" office:value="0.110859475" calcext:value-type="float">
            <text:p>0.110859475</text:p>
          </table:table-cell>
          <table:table-cell office:value-type="float" office:value="0.025379978" calcext:value-type="float">
            <text:p>0.025379978</text:p>
          </table:table-cell>
          <table:table-cell office:value-type="float" office:value="0.110343464" calcext:value-type="float">
            <text:p>0.110343464</text:p>
          </table:table-cell>
        </table:table-row>
        <table:table-row table:style-name="ro1">
          <table:table-cell table:formula="of:=[.A30]*2" office:value-type="float" office:value="33554432" calcext:value-type="float">
            <text:p>33554432</text:p>
          </table:table-cell>
          <table:table-cell office:value-type="float" office:value="0.216051509" calcext:value-type="float">
            <text:p>0.216051509</text:p>
          </table:table-cell>
          <table:table-cell office:value-type="float" office:value="0.058994718" calcext:value-type="float">
            <text:p>0.058994718</text:p>
          </table:table-cell>
          <table:table-cell office:value-type="float" office:value="0.225261644" calcext:value-type="float">
            <text:p>0.225261644</text:p>
          </table:table-cell>
        </table:table-row>
        <table:table-row table:style-name="ro1">
          <table:table-cell table:formula="of:=[.A31]*2" office:value-type="float" office:value="67108864" calcext:value-type="float">
            <text:p>67108864</text:p>
          </table:table-cell>
          <table:table-cell office:value-type="float" office:value="0.426167381" calcext:value-type="float">
            <text:p>0.426167381</text:p>
          </table:table-cell>
          <table:table-cell office:value-type="float" office:value="0.121697918" calcext:value-type="float">
            <text:p>0.121697918</text:p>
          </table:table-cell>
          <table:table-cell office:value-type="float" office:value="0.442281306" calcext:value-type="float">
            <text:p>0.4422813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5">00/00/0000</text:date>, <text:time style:data-style-name="N2" text:time-value="23:35:47.4764193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16:45:14.359998853</meta:creation-date>
    <dc:date>2018-04-05T23:37:35.145832678</dc:date>
    <meta:editing-duration>PT41M24S</meta:editing-duration>
    <meta:editing-cycles>6</meta:editing-cycles>
    <meta:generator>LibreOffice/5.1.6.2$Linux_X86_64 LibreOffice_project/10m0$Build-2</meta:generator>
    <meta:document-statistic meta:table-count="1" meta:cell-count="12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16cm" svg:height="7.559cm" xlink:href=".." xlink:type="simple" chart:class="chart:scatter" chart:style-name="ch1">
        <chart:title svg:x="5.912cm" svg:y="0.287cm" chart:style-name="ch2">
          <text:p>PC LOCAL</text:p>
        </chart:title>
        <chart:legend chart:legend-position="end" svg:x="9.641cm" svg:y="2.982cm" style:legend-expansion="high" chart:style-name="ch3"/>
        <chart:plot-area chart:style-name="ch4" table:cell-range-address="Sheet1.A4:Sheet1.D16 Sheet1.B2:Sheet1.D2" chart:data-source-has-labels="row" svg:x="0.283cm" svg:y="1.217cm" svg:width="9.075cm" svg:height="6.191cm">
          <chartooo:coordinate-region svg:x="1.195cm" svg:y="1.416cm" svg:width="7.42cm" svg:height="5.34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4:Sheet1.B16" chart:label-cell-address="Sheet1.B2:Sheet1.B2" chart:class="chart:scatter">
            <chart:domain table:cell-range-address="Sheet1.A4:Sheet1.A16"/>
            <chart:data-point chart:repeated="13"/>
          </chart:series>
          <chart:series chart:style-name="ch8" chart:values-cell-range-address="Sheet1.C4:Sheet1.C16" chart:label-cell-address="Sheet1.C2:Sheet1.C2" chart:class="chart:scatter">
            <chart:data-point chart:repeated="13"/>
          </chart:series>
          <chart:series chart:style-name="ch9" chart:values-cell-range-address="Sheet1.D4:Sheet1.D16" chart:label-cell-address="Sheet1.D2:Sheet1.D2" chart:class="chart:scatte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. Secuencial </text:p>
                <draw:g>
                  <svg:desc>Sheet1.B2:Sheet1.B2</svg:desc>
                </draw:g>
              </table:table-cell>
              <table:table-cell office:value-type="string">
                <text:p>T. paralelo (for)</text:p>
                <draw:g>
                  <svg:desc>Sheet1.C2:Sheet1.C2</svg:desc>
                </draw:g>
              </table:table-cell>
              <table:table-cell office:value-type="string">
                <text:p>T. paralelo (sections)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384">
                <text:p>16384</text:p>
                <draw:g>
                  <svg:desc>Sheet1.A4:Sheet1.A16</svg:desc>
                </draw:g>
              </table:table-cell>
              <table:table-cell office:value-type="float" office:value="0.00040408">
                <text:p>0.00040408</text:p>
                <draw:g>
                  <svg:desc>Sheet1.B4:Sheet1.B16</svg:desc>
                </draw:g>
              </table:table-cell>
              <table:table-cell office:value-type="float" office:value="0.000547394">
                <text:p>0.000547394</text:p>
                <draw:g>
                  <svg:desc>Sheet1.C4:Sheet1.C16</svg:desc>
                </draw:g>
              </table:table-cell>
              <table:table-cell office:value-type="float" office:value="0.006167852">
                <text:p>0.006167852</text:p>
                <draw:g>
                  <svg:desc>Sheet1.D4:Sheet1.D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768">
                <text:p>32768</text:p>
              </table:table-cell>
              <table:table-cell office:value-type="float" office:value="0.000983392">
                <text:p>0.000983392</text:p>
              </table:table-cell>
              <table:table-cell office:value-type="float" office:value="0.002192121">
                <text:p>0.002192121</text:p>
              </table:table-cell>
              <table:table-cell office:value-type="float" office:value="0.008922036">
                <text:p>0.0089220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536">
                <text:p>65536</text:p>
              </table:table-cell>
              <table:table-cell office:value-type="float" office:value="0.000756963">
                <text:p>0.000756963</text:p>
              </table:table-cell>
              <table:table-cell office:value-type="float" office:value="0.000906414">
                <text:p>0.000906414</text:p>
              </table:table-cell>
              <table:table-cell office:value-type="float" office:value="0.000629049">
                <text:p>0.0006290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1072">
                <text:p>131072</text:p>
              </table:table-cell>
              <table:table-cell office:value-type="float" office:value="0.001361503">
                <text:p>0.001361503</text:p>
              </table:table-cell>
              <table:table-cell office:value-type="float" office:value="0.001191334">
                <text:p>0.001191334</text:p>
              </table:table-cell>
              <table:table-cell office:value-type="float" office:value="0.000958692">
                <text:p>0.0009586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2144">
                <text:p>262144</text:p>
              </table:table-cell>
              <table:table-cell office:value-type="float" office:value="0.002360377">
                <text:p>0.002360377</text:p>
              </table:table-cell>
              <table:table-cell office:value-type="float" office:value="0.001706407">
                <text:p>0.001706407</text:p>
              </table:table-cell>
              <table:table-cell office:value-type="float" office:value="0.00171531">
                <text:p>0.001715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4288">
                <text:p>524288</text:p>
              </table:table-cell>
              <table:table-cell office:value-type="float" office:value="0.004710714">
                <text:p>0.004710714</text:p>
              </table:table-cell>
              <table:table-cell office:value-type="float" office:value="0.002791796">
                <text:p>0.002791796</text:p>
              </table:table-cell>
              <table:table-cell office:value-type="float" office:value="0.001499352">
                <text:p>0.0014993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48576">
                <text:p>1048576</text:p>
              </table:table-cell>
              <table:table-cell office:value-type="float" office:value="0.008365736">
                <text:p>0.008365736</text:p>
              </table:table-cell>
              <table:table-cell office:value-type="float" office:value="0.005744408">
                <text:p>0.005744408</text:p>
              </table:table-cell>
              <table:table-cell office:value-type="float" office:value="0.002466409">
                <text:p>0.0024664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97152">
                <text:p>2097152</text:p>
              </table:table-cell>
              <table:table-cell office:value-type="float" office:value="0.013325254">
                <text:p>0.013325254</text:p>
              </table:table-cell>
              <table:table-cell office:value-type="float" office:value="0.007576754">
                <text:p>0.007576754</text:p>
              </table:table-cell>
              <table:table-cell office:value-type="float" office:value="0.004669536">
                <text:p>0.0046695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94304">
                <text:p>4194304</text:p>
              </table:table-cell>
              <table:table-cell office:value-type="float" office:value="0.025987671">
                <text:p>0.025987671</text:p>
              </table:table-cell>
              <table:table-cell office:value-type="float" office:value="0.011824508">
                <text:p>0.011824508</text:p>
              </table:table-cell>
              <table:table-cell office:value-type="float" office:value="0.00928384">
                <text:p>0.009283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388608">
                <text:p>8388608</text:p>
              </table:table-cell>
              <table:table-cell office:value-type="float" office:value="0.050783407">
                <text:p>0.050783407</text:p>
              </table:table-cell>
              <table:table-cell office:value-type="float" office:value="0.018209261">
                <text:p>0.018209261</text:p>
              </table:table-cell>
              <table:table-cell office:value-type="float" office:value="0.026622938">
                <text:p>0.0266229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777216">
                <text:p>16777216</text:p>
              </table:table-cell>
              <table:table-cell office:value-type="float" office:value="0.132714841">
                <text:p>0.132714841</text:p>
              </table:table-cell>
              <table:table-cell office:value-type="float" office:value="0.041218397">
                <text:p>0.041218397</text:p>
              </table:table-cell>
              <table:table-cell office:value-type="float" office:value="0.069977363">
                <text:p>0.0699773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554432">
                <text:p>33554432</text:p>
              </table:table-cell>
              <table:table-cell office:value-type="float" office:value="0.293387491">
                <text:p>0.293387491</text:p>
              </table:table-cell>
              <table:table-cell office:value-type="float" office:value="0.077323609">
                <text:p>0.077323609</text:p>
              </table:table-cell>
              <table:table-cell office:value-type="float" office:value="0.102188445">
                <text:p>0.1021884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7108864">
                <text:p>67108864</text:p>
              </table:table-cell>
              <table:table-cell office:value-type="float" office:value="0.202578493">
                <text:p>0.202578493</text:p>
              </table:table-cell>
              <table:table-cell office:value-type="float" office:value="0.193395082">
                <text:p>0.193395082</text:p>
              </table:table-cell>
              <table:table-cell office:value-type="float" office:value="0.179295226">
                <text:p>0.1792952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751cm" svg:height="6.482cm" xlink:href=".." xlink:type="simple" chart:class="chart:scatter" chart:style-name="ch1">
        <chart:title svg:x="5.826cm" svg:y="0.265cm" chart:style-name="ch2">
          <text:p>ATCGRID</text:p>
        </chart:title>
        <chart:legend chart:legend-position="end" svg:x="9.232cm" svg:y="2.444cm" style:legend-expansion="high" chart:style-name="ch3"/>
        <chart:plot-area chart:style-name="ch4" table:cell-range-address="Sheet1.A20:Sheet1.D32 Sheet1.B18:Sheet1.D18" chart:data-source-has-labels="row" svg:x="0.275cm" svg:y="1.173cm" svg:width="8.682cm" svg:height="5.18cm">
          <chartooo:coordinate-region svg:x="1.187cm" svg:y="1.372cm" svg:width="7.027cm" svg:height="4.33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20:Sheet1.B32" chart:label-cell-address="Sheet1.B18:Sheet1.B18" chart:class="chart:scatter">
            <chart:domain table:cell-range-address="Sheet1.A20:Sheet1.A32"/>
            <chart:data-point chart:repeated="13"/>
          </chart:series>
          <chart:series chart:style-name="ch8" chart:values-cell-range-address="Sheet1.C20:Sheet1.C32" chart:label-cell-address="Sheet1.C18:Sheet1.C18" chart:class="chart:scatter">
            <chart:data-point chart:repeated="13"/>
          </chart:series>
          <chart:series chart:style-name="ch9" chart:values-cell-range-address="Sheet1.D20:Sheet1.D32" chart:label-cell-address="Sheet1.D18:Sheet1.D18" chart:class="chart:scatte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. Secuencial </text:p>
                <draw:g>
                  <svg:desc>Sheet1.B18:Sheet1.B18</svg:desc>
                </draw:g>
              </table:table-cell>
              <table:table-cell office:value-type="string">
                <text:p>T. paralelo (for)</text:p>
                <draw:g>
                  <svg:desc>Sheet1.C18:Sheet1.C18</svg:desc>
                </draw:g>
              </table:table-cell>
              <table:table-cell office:value-type="string">
                <text:p>T. paralelo (sections)</text:p>
                <draw:g>
                  <svg:desc>Sheet1.D18:Sheet1.D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384">
                <text:p>16384</text:p>
                <draw:g>
                  <svg:desc>Sheet1.A20:Sheet1.A32</svg:desc>
                </draw:g>
              </table:table-cell>
              <table:table-cell office:value-type="float" office:value="0.000118087">
                <text:p>0.000118087</text:p>
                <draw:g>
                  <svg:desc>Sheet1.B20:Sheet1.B32</svg:desc>
                </draw:g>
              </table:table-cell>
              <table:table-cell office:value-type="float" office:value="0.004862905">
                <text:p>0.004862905</text:p>
                <draw:g>
                  <svg:desc>Sheet1.C20:Sheet1.C32</svg:desc>
                </draw:g>
              </table:table-cell>
              <table:table-cell office:value-type="float" office:value="0.000113438">
                <text:p>0.000113438</text:p>
                <draw:g>
                  <svg:desc>Sheet1.D20:Sheet1.D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768">
                <text:p>32768</text:p>
              </table:table-cell>
              <table:table-cell office:value-type="float" office:value="0.000237989">
                <text:p>0.000237989</text:p>
              </table:table-cell>
              <table:table-cell office:value-type="float" office:value="0.002143496">
                <text:p>0.002143496</text:p>
              </table:table-cell>
              <table:table-cell office:value-type="float" office:value="0.000179786">
                <text:p>0.0001797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536">
                <text:p>65536</text:p>
              </table:table-cell>
              <table:table-cell office:value-type="float" office:value="0.000339675">
                <text:p>0.000339675</text:p>
              </table:table-cell>
              <table:table-cell office:value-type="float" office:value="0.003983061">
                <text:p>0.003983061</text:p>
              </table:table-cell>
              <table:table-cell office:value-type="float" office:value="0.000439332">
                <text:p>0.0004393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1072">
                <text:p>131072</text:p>
              </table:table-cell>
              <table:table-cell office:value-type="float" office:value="0.00091912">
                <text:p>0.00091912</text:p>
              </table:table-cell>
              <table:table-cell office:value-type="float" office:value="0.004576684">
                <text:p>0.004576684</text:p>
              </table:table-cell>
              <table:table-cell office:value-type="float" office:value="0.000963906">
                <text:p>0.0009639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2144">
                <text:p>262144</text:p>
              </table:table-cell>
              <table:table-cell office:value-type="float" office:value="0.001804331">
                <text:p>0.001804331</text:p>
              </table:table-cell>
              <table:table-cell office:value-type="float" office:value="0.004469179">
                <text:p>0.004469179</text:p>
              </table:table-cell>
              <table:table-cell office:value-type="float" office:value="0.00192301">
                <text:p>0.001923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4288">
                <text:p>524288</text:p>
              </table:table-cell>
              <table:table-cell office:value-type="float" office:value="0.002811519">
                <text:p>0.002811519</text:p>
              </table:table-cell>
              <table:table-cell office:value-type="float" office:value="0.005095257">
                <text:p>0.005095257</text:p>
              </table:table-cell>
              <table:table-cell office:value-type="float" office:value="0.003262042">
                <text:p>0.0032620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48576">
                <text:p>1048576</text:p>
              </table:table-cell>
              <table:table-cell office:value-type="float" office:value="0.006082975">
                <text:p>0.006082975</text:p>
              </table:table-cell>
              <table:table-cell office:value-type="float" office:value="0.003591091">
                <text:p>0.003591091</text:p>
              </table:table-cell>
              <table:table-cell office:value-type="float" office:value="0.007254517">
                <text:p>0.0072545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97152">
                <text:p>2097152</text:p>
              </table:table-cell>
              <table:table-cell office:value-type="float" office:value="0.012044718">
                <text:p>0.012044718</text:p>
              </table:table-cell>
              <table:table-cell office:value-type="float" office:value="0.007286641">
                <text:p>0.007286641</text:p>
              </table:table-cell>
              <table:table-cell office:value-type="float" office:value="0.013262895">
                <text:p>0.0132628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94304">
                <text:p>4194304</text:p>
              </table:table-cell>
              <table:table-cell office:value-type="float" office:value="0.02367266">
                <text:p>0.02367266</text:p>
              </table:table-cell>
              <table:table-cell office:value-type="float" office:value="0.012298913">
                <text:p>0.012298913</text:p>
              </table:table-cell>
              <table:table-cell office:value-type="float" office:value="0.024393795">
                <text:p>0.0243937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388608">
                <text:p>8388608</text:p>
              </table:table-cell>
              <table:table-cell office:value-type="float" office:value="0.05228178">
                <text:p>0.05228178</text:p>
              </table:table-cell>
              <table:table-cell office:value-type="float" office:value="0.01277451">
                <text:p>0.01277451</text:p>
              </table:table-cell>
              <table:table-cell office:value-type="float" office:value="0.053040043">
                <text:p>0.0530400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777216">
                <text:p>16777216</text:p>
              </table:table-cell>
              <table:table-cell office:value-type="float" office:value="0.110859475">
                <text:p>0.110859475</text:p>
              </table:table-cell>
              <table:table-cell office:value-type="float" office:value="0.025379978">
                <text:p>0.025379978</text:p>
              </table:table-cell>
              <table:table-cell office:value-type="float" office:value="0.110343464">
                <text:p>0.1103434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554432">
                <text:p>33554432</text:p>
              </table:table-cell>
              <table:table-cell office:value-type="float" office:value="0.216051509">
                <text:p>0.216051509</text:p>
              </table:table-cell>
              <table:table-cell office:value-type="float" office:value="0.058994718">
                <text:p>0.058994718</text:p>
              </table:table-cell>
              <table:table-cell office:value-type="float" office:value="0.225261644">
                <text:p>0.2252616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7108864">
                <text:p>67108864</text:p>
              </table:table-cell>
              <table:table-cell office:value-type="float" office:value="0.426167381">
                <text:p>0.426167381</text:p>
              </table:table-cell>
              <table:table-cell office:value-type="float" office:value="0.121697918">
                <text:p>0.121697918</text:p>
              </table:table-cell>
              <table:table-cell office:value-type="float" office:value="0.442281306">
                <text:p>0.4422813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